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236.2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12"/>
        <table:table-column table:default-cell-style-name="ACE-0" table:style-name="ACOL-0" table:number-columns-repeated="213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21312</text:p>
          </table:table-cell>
          <table:table-cell table:style-name="ACE-3" office:value-type="float" office:value="10.670170000000001">
            <text:p>10.67</text:p>
          </table:table-cell>
          <table:table-cell table:style-name="ACE-3" office:value-type="float" office:value="105.86083000000001">
            <text:p>105.86</text:p>
          </table:table-cell>
          <table:table-cell table:style-name="ACE-0" office:value-type="float" office:value="5570">
            <text:p>55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1 piece of wood - channel fill: dark gray well-rounded coarse sand to fine gravel bed (channel base); upward transiting into dark gray silty fine sand - some larger plant remains (channel fill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6999999999999997">
            <text:p>−0.9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21311</text:p>
          </table:table-cell>
          <table:table-cell table:style-name="ACE-3" office:value-type="float" office:value="10.752829999999999">
            <text:p>10.75</text:p>
          </table:table-cell>
          <table:table-cell table:style-name="ACE-3" office:value-type="float" office:value="106.01383">
            <text:p>106.01</text:p>
          </table:table-cell>
          <table:table-cell table:style-name="ACE-0" office:value-type="float" office:value="5585">
            <text:p>55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2 pieces of wood - tidal beach: brown clayey fine sand with silt beds - fining or coarsening upwards - few organic spots - few foraminifers and shell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069999999999999">
            <text:p>−1.507</text:p>
          </table:table-cell>
          <table:table-cell table:style-name="ACE-0" office:value-type="float" office:value="0.63">
            <text:p>0.63</text:p>
          </table:table-cell>
          <table:table-cell table:style-name="ACE-0" office:value-type="float" office:value="0.63">
            <text:p>0.63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21386</text:p>
          </table:table-cell>
          <table:table-cell table:style-name="ACE-3" office:value-type="float" office:value="10.23967">
            <text:p>10.24</text:p>
          </table:table-cell>
          <table:table-cell table:style-name="ACE-3" office:value-type="float" office:value="106.3515">
            <text:p>106.35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3 wood pieces of an interridge deposi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8999999999999999">
            <text:p>−0.4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21313</text:p>
          </table:table-cell>
          <table:table-cell table:style-name="ACE-3" office:value-type="float" office:value="10.670170000000001">
            <text:p>10.67</text:p>
          </table:table-cell>
          <table:table-cell table:style-name="ACE-3" office:value-type="float" office:value="105.86083000000001">
            <text:p>105.86</text:p>
          </table:table-cell>
          <table:table-cell table:style-name="ACE-0" office:value-type="float" office:value="6040">
            <text:p>60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4-cm mangrove root - estuary - mangrove - dark gray to black dry organic-rich clay - tendency to early soil formation - rooted by land plants - organic layers and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59999999999999">
            <text:p>−1.68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21507</text:p>
          </table:table-cell>
          <table:table-cell table:style-name="ACE-3" office:value-type="float" office:value="10.52983">
            <text:p>10.53</text:p>
          </table:table-cell>
          <table:table-cell table:style-name="ACE-3" office:value-type="float" office:value="106.38383">
            <text:p>106.38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 shells - Estuary - dark gray silty clay - homogenous - partly articulated bivalve shells - partly accumulated in layers together with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8500000000000001">
            <text:p>−2.8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30911</text:p>
          </table:table-cell>
          <table:table-cell table:style-name="ACE-3" office:value-type="float" office:value="10.670170000000001">
            <text:p>10.67</text:p>
          </table:table-cell>
          <table:table-cell table:style-name="ACE-3" office:value-type="float" office:value="105.86083000000001">
            <text:p>105.86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organic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1999999999999998">
            <text:p>−0.4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21508</text:p>
          </table:table-cell>
          <table:table-cell table:style-name="ACE-3" office:value-type="float" office:value="10.751670000000001">
            <text:p>10.75</text:p>
          </table:table-cell>
          <table:table-cell table:style-name="ACE-3" office:value-type="float" office:value="105.711">
            <text:p>105.71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iece of Oyster - intertidal fl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444">
            <text:p>−2.444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EAL-7546</text:p>
          </table:table-cell>
          <table:table-cell table:style-name="ACE-3" office:value-type="float" office:value="10.913830000000001">
            <text:p>10.91</text:p>
          </table:table-cell>
          <table:table-cell table:style-name="ACE-3" office:value-type="float" office:value="105.74083">
            <text:p>105.74</text:p>
          </table:table-cell>
          <table:table-cell table:style-name="ACE-0" office:value-type="float" office:value="5985">
            <text:p>59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remain - estuary - mangrove - dark gray to black dry organic-rich clay - tendency to early soil formation - rooted by land plants - organic layers and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600000000000005">
            <text:p>−0.55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30916</text:p>
          </table:table-cell>
          <table:table-cell table:style-name="ACE-3" office:value-type="float" office:value="10.66217">
            <text:p>10.66</text:p>
          </table:table-cell>
          <table:table-cell table:style-name="ACE-3" office:value-type="float" office:value="106.21550000000001">
            <text:p>106.22</text:p>
          </table:table-cell>
          <table:table-cell table:style-name="ACE-0" office:value-type="float" office:value="2775">
            <text:p>27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remains - charcoal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860000000000001">
            <text:p>−1.08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21509</text:p>
          </table:table-cell>
          <table:table-cell table:style-name="ACE-3" office:value-type="float" office:value="10.751670000000001">
            <text:p>10.75</text:p>
          </table:table-cell>
          <table:table-cell table:style-name="ACE-3" office:value-type="float" office:value="105.711">
            <text:p>105.71</text:p>
          </table:table-cell>
          <table:table-cell table:style-name="ACE-0" office:value-type="float" office:value="3740">
            <text:p>37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floodplain or swamp; floodplain: yellowish brown to light gray dry clay - intensively flamed - oxidized - commonly well and freshly rooted - few thin organic horizons; swamp: very dark gray clay very rich in organics - thick horizons exclusively composed of densly packed well-preserved 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45">
            <text:p>−1.4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30910</text:p>
          </table:table-cell>
          <table:table-cell table:style-name="ACE-3" office:value-type="float" office:value="10.670170000000001">
            <text:p>10.67</text:p>
          </table:table-cell>
          <table:table-cell table:style-name="ACE-3" office:value-type="float" office:value="105.86083000000001">
            <text:p>105.86</text:p>
          </table:table-cell>
          <table:table-cell table:style-name="ACE-0" office:value-type="float" office:value="5590">
            <text:p>55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30915</text:p>
          </table:table-cell>
          <table:table-cell table:style-name="ACE-3" office:value-type="float" office:value="10.66217">
            <text:p>10.66</text:p>
          </table:table-cell>
          <table:table-cell table:style-name="ACE-3" office:value-type="float" office:value="106.21550000000001">
            <text:p>106.22</text:p>
          </table:table-cell>
          <table:table-cell table:style-name="ACE-0" office:value-type="float" office:value="5385">
            <text:p>53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remains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8">
            <text:p>−1.2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35328</text:p>
          </table:table-cell>
          <table:table-cell table:style-name="ACE-3" office:value-type="float" office:value="10.52617">
            <text:p>10.53</text:p>
          </table:table-cell>
          <table:table-cell table:style-name="ACE-3" office:value-type="float" office:value="106.32067000000001">
            <text:p>106.32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35329</text:p>
          </table:table-cell>
          <table:table-cell table:style-name="ACE-3" office:value-type="float" office:value="10.52617">
            <text:p>10.53</text:p>
          </table:table-cell>
          <table:table-cell table:style-name="ACE-3" office:value-type="float" office:value="106.32067000000001">
            <text:p>106.32</text:p>
          </table:table-cell>
          <table:table-cell table:style-name="ACE-0" office:value-type="float" office:value="3775">
            <text:p>37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lant remains - intertidal - brown very dark gray silty clay intercalated by sand layers and send lenses and confined silt and clay layer - abundant plant remains - tide-indicative oyster shells - some foraminifera and other marine mirco-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640000000000001">
            <text:p>−4.564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30912</text:p>
          </table:table-cell>
          <table:table-cell table:style-name="ACE-3" office:value-type="float" office:value="10.638">
            <text:p>10.64</text:p>
          </table:table-cell>
          <table:table-cell table:style-name="ACE-3" office:value-type="float" office:value="106.26416999999999">
            <text:p>106.26</text:p>
          </table:table-cell>
          <table:table-cell table:style-name="ACE-0" office:value-type="float" office:value="4990">
            <text:p>4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59999999999999">
            <text:p>−1.14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30913</text:p>
          </table:table-cell>
          <table:table-cell table:style-name="ACE-3" office:value-type="float" office:value="10.638">
            <text:p>10.64</text:p>
          </table:table-cell>
          <table:table-cell table:style-name="ACE-3" office:value-type="float" office:value="106.26416999999999">
            <text:p>106.26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remains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559999999999998">
            <text:p>−2.75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30917</text:p>
          </table:table-cell>
          <table:table-cell table:style-name="ACE-3" office:value-type="float" office:value="10.673170000000001">
            <text:p>10.67</text:p>
          </table:table-cell>
          <table:table-cell table:style-name="ACE-3" office:value-type="float" office:value="105.896">
            <text:p>105.90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tidal f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839999999999999">
            <text:p>−1.884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EAL-7547</text:p>
          </table:table-cell>
          <table:table-cell table:style-name="ACE-3" office:value-type="float" office:value="10.913830000000001">
            <text:p>10.91</text:p>
          </table:table-cell>
          <table:table-cell table:style-name="ACE-3" office:value-type="float" office:value="105.74083">
            <text:p>105.74</text:p>
          </table:table-cell>
          <table:table-cell table:style-name="ACE-0" office:value-type="float" office:value="7080">
            <text:p>70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lant remain - tidal beach: brown clayey fine sand with silt beds - fining or coarsening upwards - few organic spots - few foraminifers and shell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27">
            <text:p>−3.327</text:p>
          </table:table-cell>
          <table:table-cell table:style-name="ACE-0" office:value-type="float" office:value="0.63">
            <text:p>0.63</text:p>
          </table:table-cell>
          <table:table-cell table:style-name="ACE-0" office:value-type="float" office:value="0.63">
            <text:p>0.63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31024</text:p>
          </table:table-cell>
          <table:table-cell table:style-name="ACE-3" office:value-type="float" office:value="10.407">
            <text:p>10.41</text:p>
          </table:table-cell>
          <table:table-cell table:style-name="ACE-3" office:value-type="float" office:value="106.3365">
            <text:p>106.34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s - Prodel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92755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140000000000001">
            <text:p>−5.814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Gnumeric-default" office:value-type="string">
            <text:p>TamuraEtal2007,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92756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8180">
            <text:p>818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164000000000001">
            <text:p>−21.164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Gnumeric-default" office:value-type="string">
            <text:p>TamuraEtal2007,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92749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620">
            <text:p>66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559999999999999">
            <text:p>−1.1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7,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92751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559999999999999">
            <text:p>−2.3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7,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92752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7030">
            <text:p>70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59999999999999">
            <text:p>−2.8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7,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92754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56">
            <text:p>−5.5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7,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92747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macrofossils (fragments) and <text:s/>freshwater sediment information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7,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92748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5599999999999998">
            <text:p>−0.3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7,TamuraEtal2009,StatteggerEtal2013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92750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470">
            <text:p>64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56">
            <text:p>−1.5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7,TamuraEtal2009,StatteggerEtal2013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92753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59999999999998">
            <text:p>−3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7,TamuraEtal2009,StatteggerEtal2013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04844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6930">
            <text:p>69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59999999999998">
            <text:p>−3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30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800000000000001">
            <text:p>−10.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31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800000000000001">
            <text:p>−11.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32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5">
            <text:p>−12.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33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6">
            <text:p>−13.6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34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4">
            <text:p>−15.4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04846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04847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04848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1">
            <text:p>−10.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04849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8700">
            <text:p>870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22763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7250">
            <text:p>7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999999999999998">
            <text:p>−4.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36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564">
            <text:p>−18.5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37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8360">
            <text:p>83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9.164000000000001">
            <text:p>−19.1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38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8590">
            <text:p>85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164000000000001">
            <text:p>−21.1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41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9210">
            <text:p>9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364000000000001">
            <text:p>−27.3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42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9170">
            <text:p>9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564">
            <text:p>−27.5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16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ary - Floodplain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17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4000">
            <text:p>400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ary - Floodplain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18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5520">
            <text:p>55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ary - Floodplain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04839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freshwater sediments - bluish gra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04837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2020">
            <text:p>20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freshwater sediments - reddish brown sand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04838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 sediment - freshwater sediments - reddish brown sand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19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59999999999999">
            <text:p>−2.8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20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59999999999998">
            <text:p>−3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21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560">
            <text:p>65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4560000000000004">
            <text:p>−4.4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22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5840">
            <text:p>5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1559999999999997">
            <text:p>−5.1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23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559999999999999">
            <text:p>−5.8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24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6559999999999997">
            <text:p>−6.6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25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2560000000000002">
            <text:p>−7.2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26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559999999999992">
            <text:p>−8.0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27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7560000000000002">
            <text:p>−8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28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470">
            <text:p>7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4559999999999995">
            <text:p>−9.4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15229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540">
            <text:p>75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256">
            <text:p>−10.2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22764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4559999999999995">
            <text:p>−8.4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22765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7560000000000002">
            <text:p>−9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27201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570">
            <text:p>6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560000000000002">
            <text:p>−4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27202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56">
            <text:p>−5.5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04840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laminated and rooted 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056000000000000001">
            <text:p>−0.0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,StatteggerEtal2013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04841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5599999999999996">
            <text:p>−0.9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,StatteggerEtal2013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04843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559999999999998">
            <text:p>−2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,StatteggerEtal2013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04845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7330">
            <text:p>73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560000000000002">
            <text:p>−4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,StatteggerEtal2013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204842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6690">
            <text:p>66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56">
            <text:p>−1.9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Gnumeric-default" office:value-type="string">
            <text:p>TamuraEtal2009,StatteggerEtal2013</text:p>
          </table:table-cell>
          <table:table-cell table:number-columns-repeated="238" table:style-name="ACE-0"/>
          <table:table-cell table:number-columns-repeated="2" table:style-name="Gnumeric-default"/>
        </table:table-row>
        <table:table-row table:style-name="AROW-0" table:number-rows-repeated="35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3">
          <table:table-cell table:number-columns-repeated="256" table:style-name="ACE-0"/>
        </table:table-row>
        <table:table-row table:style-name="AROW-0" table:number-rows-repeated="5">
          <table:table-cell table:number-columns-repeated="17" table:style-name="ACE-0"/>
          <table:table-cell table:number-columns-repeated="13" table:style-name="Gnumeric-default"/>
          <table:table-cell table:number-columns-repeated="22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9T09:47:2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